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TablePreview4.svm" manifest:media-type=""/>
  <manifest:file-entry manifest:full-path="Pictures/TablePreview3.svm" manifest:media-type=""/>
  <manifest:file-entry manifest:full-path="Pictures/TablePreview2.svm" manifest:media-type=""/>
  <manifest:file-entry manifest:full-path="Pictures/TablePreview1.svm" manifest:media-type="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imbus Sans L" svg:font-family="'Nimbus Sans L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669cm" fo:min-width="9.853cm"/>
      <style:paragraph-properties style:writing-mode="lr-tb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75cm" fo:min-width="9.853cm"/>
      <style:paragraph-properties style:writing-mode="lr-tb"/>
    </style:style>
    <style:style style:name="gr4" style:family="graphic" style:parent-style-name="standard">
      <style:graphic-properties svg:stroke-width="0.1cm" draw:marker-start-width="0.35cm" draw:marker-end-width="0.35cm" draw:fill="solid" draw:fill-color="#ffffff" draw:textarea-horizontal-align="justify" draw:textarea-vertical-align="middle" draw:auto-grow-height="false" fo:padding-top="0.175cm" fo:padding-bottom="0.175cm" fo:padding-left="0.3cm" fo:padding-right="0.3cm"/>
    </style:style>
    <style:style style:name="gr5" style:family="graphic" style:parent-style-name="standard">
      <style:graphic-properties draw:textarea-horizontal-align="center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3.101cm"/>
      <style:paragraph-properties style:writing-mode="lr-tb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cm" fo:min-width="3.6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3.55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3.355cm"/>
      <style:paragraph-properties style:writing-mode="lr-tb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3.088cm"/>
      <style:paragraph-properties style:writing-mode="lr-tb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4cm" fo:min-width="3.143cm"/>
      <style:paragraph-properties style:writing-mode="lr-tb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1cm" fo:min-width="5.201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6cm" fo:min-width="15.983cm"/>
      <style:paragraph-properties style:writing-mode="lr-tb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111cm" fo:min-width="22.523cm"/>
      <style:paragraph-properties style:writing-mode="lr-tb"/>
    </style:style>
    <style:style style:name="gr15" style:family="graphic" style:parent-style-name="standard">
      <style:graphic-properties draw:marker-end="Arrow" draw:marker-end-width="0.3cm" draw:textarea-horizontal-align="center" draw:textarea-vertical-align="middle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6cm" fo:min-width="22.60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1cm" fo:min-width="19.708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301cm" fo:min-width="23.857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876cm" fo:min-width="22.701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9.451cm" fo:min-width="22.701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76cm" fo:min-width="23.815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4.176cm" fo:min-width="23.929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1.026cm" fo:min-width="18.976cm"/>
      <style:paragraph-properties style:writing-mode="lr-tb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601cm" fo:min-width="18.976cm"/>
      <style:paragraph-properties style:writing-mode="lr-tb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6.301cm"/>
      <style:paragraph-properties style:writing-mode="lr-tb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8cm" fo:min-width="11.868cm"/>
      <style:paragraph-properties style:writing-mode="lr-tb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4.913cm" fo:min-width="18.959cm"/>
      <style:paragraph-properties style:writing-mode="lr-tb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685cm" fo:min-width="16.097cm"/>
      <style:paragraph-properties style:writing-mode="lr-tb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8.437cm" fo:min-width="14.366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6.125cm" fo:min-width="4.362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49cm" fo:min-width="10.145cm"/>
      <style:paragraph-properties style:writing-mode="lr-tb"/>
    </style:style>
    <style:style style:name="gr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97cm" fo:min-width="10.145cm"/>
      <style:paragraph-properties style:writing-mode="lr-tb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7.084cm" fo:min-width="13.837cm"/>
      <style:paragraph-properties style:writing-mode="lr-tb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97cm" fo:min-width="10.16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75cm" fo:min-width="0.353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6.297cm" fo:min-width="14.027cm"/>
      <style:paragraph-properties style:writing-mode="lr-tb"/>
    </style:style>
    <style:style style:name="pr1" style:family="presentation" style:parent-style-name="Default-title">
      <style:graphic-properties fo:min-height="3.256cm"/>
      <style:paragraph-properties style:writing-mode="lr-tb"/>
    </style:style>
    <style:style style:name="pr2" style:family="presentation" style:parent-style-name="Default-subtitle">
      <style:graphic-properties draw:fill-color="#ffffff" fo:min-height="13.609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title">
      <style:graphic-properties draw:auto-grow-height="true" fo:min-height="3.507cm"/>
      <style:paragraph-properties style:writing-mode="lr-tb"/>
    </style:style>
    <style:style style:name="pr5" style:family="presentation" style:parent-style-name="Default-outline1">
      <style:graphic-properties fo:min-height="13.609cm"/>
      <style:paragraph-properties style:writing-mode="lr-tb"/>
    </style:style>
    <style:style style:name="pr6" style:family="presentation" style:parent-style-name="Default-notes">
      <style:graphic-properties draw:fill-color="#ffffff" fo:min-height="13.114cm"/>
      <style:paragraph-properties style:writing-mode="lr-tb"/>
    </style:style>
    <style:style style:name="pr7" style:family="presentation" style:parent-style-name="Default-subtitle">
      <style:graphic-properties draw:fill-color="#ffffff" fo:min-height="17.685cm"/>
      <style:paragraph-properties style:writing-mode="lr-tb"/>
    </style:style>
    <style:style style:name="co1" style:family="table-column">
      <style:table-column-properties style:column-width="3.524cm" style:use-optimal-column-width="false"/>
    </style:style>
    <style:style style:name="co2" style:family="table-column">
      <style:table-column-properties style:column-width="3.527cm" style:use-optimal-column-width="false"/>
    </style:style>
    <style:style style:name="ro1" style:family="table-row">
      <style:table-row-properties style:row-height="1.047cm" style:use-optimal-row-height="false"/>
    </style:style>
    <style:style style:name="ro2" style:family="table-row">
      <style:table-row-properties style:row-height="1.055cm" style:use-optimal-row-height="false"/>
    </style:style>
    <style:style style:name="ce1" style:family="table-cell">
      <loext:graphic-properties style:repeat="repeat"/>
    </style:style>
    <style:style style:name="P1" style:family="paragraph">
      <loext:graphic-properties draw:fill-color="#ffffff"/>
    </style:style>
    <style:style style:name="P2" style:family="paragraph">
      <loext:graphic-properties draw:fill="none" draw:fill-color="#ffffff"/>
      <style:text-properties fo:font-size="26pt" style:font-size-asian="26pt" style:font-size-complex="26pt"/>
    </style:style>
    <style:style style:name="P3" style:family="paragraph">
      <loext:graphic-properties draw:fill="solid" draw:fill-color="#ffffff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text-properties fo:font-size="36pt" style:font-size-asian="18pt" style:font-size-complex="18pt"/>
    </style:style>
    <style:style style:name="P6" style:family="paragraph">
      <loext:graphic-properties draw:fill="none" draw:fill-color="#ffffff"/>
      <style:text-properties style:font-name="arial2" fo:font-size="36pt" style:font-size-asian="18pt" style:font-size-complex="18pt"/>
    </style:style>
    <style:style style:name="P7" style:family="paragraph">
      <loext:graphic-properties draw:fill="none" draw:fill-color="#ffffff"/>
    </style:style>
    <style:style style:name="P8" style:family="paragraph">
      <loext:graphic-properties draw:fill="none" draw:fill-color="#ffffff"/>
      <style:text-properties fo:font-size="28pt" style:font-size-asian="18pt" style:font-size-complex="18pt"/>
    </style:style>
    <style:style style:name="P9" style:family="paragraph">
      <loext:graphic-properties draw:fill="none" draw:fill-color="#ffffff"/>
      <style:text-properties fo:font-size="32pt" style:font-size-asian="32pt" style:font-size-complex="32pt"/>
    </style:style>
    <style:style style:name="T1" style:family="text">
      <style:text-properties style:text-position="33% 58%"/>
    </style:style>
    <style:style style:name="T2" style:family="text">
      <style:text-properties style:text-position="0% 100%"/>
    </style:style>
    <style:style style:name="T3" style:family="text">
      <style:text-properties fo:font-size="26pt" style:font-size-asian="26pt" style:font-size-complex="26pt"/>
    </style:style>
    <style:style style:name="T4" style:family="text">
      <style:text-properties fo:font-size="36pt" style:font-size-asian="18pt" style:font-size-complex="18pt"/>
    </style:style>
    <style:style style:name="T5" style:family="text">
      <style:text-properties style:font-name="arial2" fo:font-size="36pt" style:font-size-asian="18pt" style:font-size-complex="18pt"/>
    </style:style>
    <style:style style:name="T6" style:family="text">
      <style:text-properties fo:font-size="28pt" style:font-size-asian="18pt" style:font-size-complex="18pt"/>
    </style:style>
    <style:style style:name="T7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presentation:style-name="pr1" draw:layer="layout" svg:width="25.199cm" svg:height="3.256cm" svg:x="1.4cm" svg:y="0.962cm" presentation:class="title" presentation:user-transformed="true">
          <draw:text-box>
            <text:p>Organização de Computadores I</text:p>
          </draw:text-box>
        </draw:frame>
        <draw:frame presentation:style-name="pr2" draw:text-style-name="P1" draw:layer="layout" svg:width="25.199cm" svg:height="13.609cm" svg:x="1.4cm" svg:y="5.039cm" presentation:class="subtitle" presentation:user-transformed="true">
          <draw:text-box>
            <text:p>Complemento de 2 e Ponto Flutuante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Revis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Binário n bits → 2<text:span text:style-name="T1">n</text:span></text:p>
              </text:list-item>
              <text:list-item>
                <text:p><text:span text:style-name="T2">Complemento de 2</text:span></text:p>
                <text:list>
                  <text:list-item>
                    <text:p><text:span text:style-name="T2">Único Zero</text:span></text:p>
                  </text:list-item>
                  <text:list-item>
                    <text:p><text:span text:style-name="T2">Bit de Sinal (0 positivo 1 negativo)</text:span></text:p>
                  </text:list-item>
                  <text:list-item>
                    <text:p><text:span text:style-name="T2">Aritmética direta somar</text:span></text:p>
                  </text:list-item>
                  <text:list-item>
                    <text:p><text:span text:style-name="T2">Simetria em relação ao zero</text:span></text:p>
                  </text:list-item>
                  <text:list-item>
                    <text:p><text:span text:style-name="T2">Compl2(x) = -x</text:span></text:p>
                    <text:list>
                      <text:list-item>
                        <text:p><text:span text:style-name="T2">Inverter sinal</text:span></text:p>
                      </text:list-item>
                    </text:list>
                  </text:list-item>
                  <text:list-item>
                    <text:p><text:span text:style-name="T2">Compl2 ( compl2 (x)) = x</text:span></text:p>
                  </text:list-item>
                  <text:list-item>
                    <text:p><text:span text:style-name="T2">Compl2(x): inverter x e somar 1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ositivos</text:p>
          </draw:text-box>
        </draw:frame>
        <draw:frame draw:style-name="gr2" draw:text-style-name="P2" draw:layer="layout" svg:width="10.353cm" svg:height="13.919cm" svg:x="2cm" svg:y="4.5cm">
          <draw:text-box>
            <text:p><text:span text:style-name="T3">Representação 4 bits</text:span></text:p>
            <text:p><text:span text:style-name="T3">-8 ao +7</text:span></text:p>
            <text:p><text:span text:style-name="T3"/></text:p>
            <text:p><text:span text:style-name="T3">Sinal <text:s text:c="2"/>Num <text:s text:c="6"/>Decimal</text:span></text:p>
            <text:p><text:span text:style-name="T3">0 <text:s text:c="8"/>000 <text:s text:c="10"/>0</text:span></text:p>
            <text:p><text:span text:style-name="T3">0 <text:s text:c="8"/>001 <text:s text:c="10"/>1</text:span></text:p>
            <text:p><text:span text:style-name="T3">0 <text:s text:c="8"/>010 <text:s text:c="11"/>2</text:span></text:p>
            <text:p><text:span text:style-name="T3">....</text:span></text:p>
            <text:p><text:span text:style-name="T3">0 <text:s text:c="8"/>111 <text:s text:c="11"/>7</text:span></text:p>
            <text:p><text:span text:style-name="T3"/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ositivos e negativos</text:p>
          </draw:text-box>
        </draw:frame>
        <draw:frame draw:style-name="gr3" draw:text-style-name="P2" draw:layer="layout" svg:width="10.353cm" svg:height="17cm" svg:x="2cm" svg:y="4.5cm">
          <draw:text-box>
            <text:p><text:span text:style-name="T3">Representação 4 bits</text:span></text:p>
            <text:p><text:span text:style-name="T3">-8 ao +7</text:span></text:p>
            <text:p><text:span text:style-name="T3"/></text:p>
            <text:p><text:span text:style-name="T3">Sinal <text:s text:c="2"/>Num <text:s text:c="6"/>Decimal</text:span></text:p>
            <text:p><text:span text:style-name="T3">0 <text:s text:c="8"/>000 <text:s text:c="10"/>0</text:span></text:p>
            <text:p><text:span text:style-name="T3">0 <text:s text:c="8"/>001 <text:s text:c="10"/>1</text:span></text:p>
            <text:p><text:span text:style-name="T3">0 <text:s text:c="8"/>010 <text:s text:c="11"/>2</text:span></text:p>
            <text:p><text:span text:style-name="T3">....</text:span></text:p>
            <text:p><text:span text:style-name="T3">0 <text:s text:c="8"/>111 <text:s text:c="11"/>7</text:span></text:p>
            <text:p><text:span text:style-name="T3">1 <text:s text:c="8"/>000 <text:s text:c="9"/>-8</text:span></text:p>
            <text:p><text:span text:style-name="T3">1 <text:s text:c="8"/>001 <text:s text:c="9"/>-7</text:span></text:p>
            <text:p><text:span text:style-name="T3">....</text:span></text:p>
            <text:p><text:span text:style-name="T3">1 <text:s text:c="8"/>111 <text:s text:c="10"/>-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Positivos e negativos</text:p>
          </draw:text-box>
        </draw:frame>
        <draw:frame draw:style-name="gr3" draw:text-style-name="P2" draw:layer="layout" svg:width="10.353cm" svg:height="17cm" svg:x="0.3cm" svg:y="4.5cm">
          <draw:text-box>
            <text:p><text:span text:style-name="T3">Representação 4 bits</text:span></text:p>
            <text:p><text:span text:style-name="T3">-8 ao +7</text:span></text:p>
            <text:p><text:span text:style-name="T3"/></text:p>
            <text:p><text:span text:style-name="T3">Sinal <text:s text:c="2"/>Num <text:s text:c="6"/>Decimal</text:span></text:p>
            <text:p><text:span text:style-name="T3">0 <text:s text:c="8"/>000 <text:s text:c="10"/>0</text:span></text:p>
            <text:p><text:span text:style-name="T3">0 <text:s text:c="8"/>001 <text:s text:c="10"/>1</text:span></text:p>
            <text:p><text:span text:style-name="T3">0 <text:s text:c="8"/>010 <text:s text:c="11"/>2</text:span></text:p>
            <text:p><text:span text:style-name="T3">....</text:span></text:p>
            <text:p><text:span text:style-name="T3">0 <text:s text:c="8"/>111 <text:s text:c="11"/>7</text:span></text:p>
            <text:p><text:span text:style-name="T3">1 <text:s text:c="8"/>000 <text:s text:c="9"/>-8</text:span></text:p>
            <text:p><text:span text:style-name="T3">1 <text:s text:c="8"/>001 <text:s text:c="9"/>-7</text:span></text:p>
            <text:p><text:span text:style-name="T3">....</text:span></text:p>
            <text:p><text:span text:style-name="T3">1 <text:s text:c="8"/>111 <text:s text:c="10"/>-1</text:span></text:p>
          </draw:text-box>
        </draw:frame>
        <draw:custom-shape draw:style-name="gr4" draw:text-style-name="P3" draw:layer="layout" svg:width="9.5cm" svg:height="11.5cm" svg:x="14.6cm" svg:y="6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4" draw:layer="layout" svg:x1="19.6cm" svg:y1="5.5cm" svg:x2="19.6cm" svg:y2="7.5cm">
          <text:p/>
        </draw:line>
        <draw:line draw:style-name="gr5" draw:text-style-name="P4" draw:layer="layout" svg:x1="23.1cm" svg:y1="7cm" svg:x2="22.1cm" svg:y2="8.5cm">
          <text:p/>
        </draw:line>
        <draw:line draw:style-name="gr5" draw:text-style-name="P4" draw:layer="layout" svg:x1="15.1cm" svg:y1="8cm" svg:x2="16.1cm" svg:y2="9.5cm">
          <text:p/>
        </draw:line>
        <draw:line draw:style-name="gr5" draw:text-style-name="P4" draw:layer="layout" svg:x1="19.1cm" svg:y1="16.5cm" svg:x2="19.1cm" svg:y2="19cm">
          <text:p/>
        </draw:line>
        <draw:line draw:style-name="gr5" draw:text-style-name="P4" draw:layer="layout" svg:x1="24.6cm" svg:y1="12.5cm" svg:x2="23.1cm" svg:y2="12.5cm">
          <text:p/>
        </draw:line>
        <draw:line draw:style-name="gr5" draw:text-style-name="P4" draw:layer="layout" svg:x1="13.6cm" svg:y1="12cm" svg:x2="15.6cm" svg:y2="12cm">
          <text:p/>
        </draw:line>
        <draw:frame draw:style-name="gr6" draw:text-style-name="P2" draw:layer="layout" svg:width="3.601cm" svg:height="1.39cm" svg:x="17.6cm" svg:y="4.11cm">
          <draw:text-box>
            <text:p><text:span text:style-name="T3">0=0000</text:span></text:p>
          </draw:text-box>
        </draw:frame>
        <draw:frame draw:style-name="gr7" draw:text-style-name="P2" draw:layer="layout" svg:width="4.138cm" svg:height="2cm" svg:x="21.5cm" svg:y="5.5cm">
          <draw:text-box>
            <text:p><text:span text:style-name="T3">+1=0001</text:span></text:p>
          </draw:text-box>
        </draw:frame>
        <draw:frame draw:style-name="gr8" draw:text-style-name="P2" draw:layer="layout" svg:width="4.138cm" svg:height="1.39cm" svg:x="24.1cm" svg:y="10.61cm">
          <draw:text-box>
            <text:p><text:span text:style-name="T3">+2=0010</text:span></text:p>
          </draw:text-box>
        </draw:frame>
        <draw:frame draw:style-name="gr9" draw:text-style-name="P2" draw:layer="layout" svg:width="3.906cm" svg:height="1.39cm" svg:x="17.245cm" svg:y="19cm">
          <draw:text-box>
            <text:p><text:span text:style-name="T3">-8=1000</text:span></text:p>
          </draw:text-box>
        </draw:frame>
        <draw:frame draw:style-name="gr10" draw:text-style-name="P2" draw:layer="layout" svg:width="3.906cm" svg:height="1.39cm" svg:x="12.6cm" svg:y="6.5cm">
          <draw:text-box>
            <text:p><text:span text:style-name="T3">-1=1111</text:span></text:p>
          </draw:text-box>
        </draw:frame>
        <draw:frame draw:style-name="gr11" draw:text-style-name="P2" draw:layer="layout" svg:width="3.906cm" svg:height="1.39cm" svg:x="10.957cm" svg:y="10.11cm">
          <draw:text-box>
            <text:p><text:span text:style-name="T3">-2=1110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5 + (-3)</text:p>
          </draw:text-box>
        </draw:frame>
        <draw:frame draw:style-name="gr12" draw:text-style-name="P5" draw:layer="layout" svg:width="5.832cm" svg:height="3.401cm" svg:x="1.3cm" svg:y="6.5cm">
          <draw:text-box>
            <text:p><text:span text:style-name="T4">5 = 0 101</text:span></text:p>
            <text:p><text:span text:style-name="T4">3 = 0 011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5 + (-3)</text:p>
          </draw:text-box>
        </draw:frame>
        <draw:frame draw:style-name="gr13" draw:text-style-name="P5" draw:layer="layout" svg:width="16.75cm" svg:height="8.126cm" svg:x="1.3cm" svg:y="6.5cm">
          <draw:text-box>
            <text:p><text:span text:style-name="T4">5 = 0 101</text:span></text:p>
            <text:p><text:span text:style-name="T4">3 = 0 011 → <text:s/>1 100 (inverter)</text:span></text:p>
            <text:p><text:span text:style-name="T4"><text:s text:c="27"/></text:span><text:span text:style-name="T4">1 (somar 1)</text:span></text:p>
            <text:p><text:span text:style-name="T4"><text:s text:c="21"/></text:span><text:span text:style-name="T4">--------</text:span></text:p>
            <text:p><text:span text:style-name="T4"><text:s text:c="21"/></text:span><text:span text:style-name="T4">1 101 = -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5 + (-3)</text:p>
          </draw:text-box>
        </draw:frame>
        <draw:frame draw:style-name="gr14" draw:text-style-name="P6" draw:layer="layout" svg:width="23.023cm" svg:height="7.361cm" svg:x="1.3cm" svg:y="6.5cm">
          <draw:text-box>
            <text:p><text:span text:style-name="T5">5 = 0 101 <text:s text:c="31"/>0 <text:s/>101 <text:s text:c="2"/>5</text:span></text:p>
            <text:p><text:span text:style-name="T5">3 = 0 011 → <text:s/>1 100 <text:s text:c="16"/>1 <text:s/>101 <text:s text:c="2"/>-3</text:span></text:p>
            <text:p><text:span text:style-name="T5"><text:s text:c="27"/></text:span><text:span text:style-name="T5">1 <text:s text:c="15"/>-------------</text:span></text:p>
            <text:p><text:span text:style-name="T5"><text:s text:c="21"/></text:span><text:span text:style-name="T5">--------</text:span></text:p>
            <text:p><text:span text:style-name="T5"><text:s text:c="21"/></text:span><text:span text:style-name="T5">1 101 = -3</text:span></text:p>
          </draw:text-box>
        </draw:frame>
        <draw:line draw:style-name="gr15" draw:text-style-name="P4" draw:layer="layout" svg:x1="12.5cm" svg:y1="13cm" svg:x2="17.5cm" svg:y2="9.5cm">
          <text:p/>
        </draw:lin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5 + (-3)</text:p>
          </draw:text-box>
        </draw:frame>
        <draw:frame draw:style-name="gr16" draw:text-style-name="P5" draw:layer="layout" svg:width="23.235cm" svg:height="8.126cm" svg:x="1.3cm" svg:y="6.5cm">
          <draw:text-box>
            <text:p><text:span text:style-name="T4">5 = 0 101 <text:s text:c="31"/>0 <text:s/>101 <text:s text:c="2"/>5</text:span></text:p>
            <text:p><text:span text:style-name="T4">3 = 0 011 → <text:s/>1 100 <text:s text:c="16"/>1 <text:s/>101 <text:s text:c="2"/>-3</text:span></text:p>
            <text:p><text:span text:style-name="T4"><text:s text:c="27"/></text:span><text:span text:style-name="T4">1 <text:s text:c="15"/>-------------</text:span></text:p>
            <text:p><text:span text:style-name="T4"><text:s text:c="21"/></text:span><text:span text:style-name="T4">-------- <text:s text:c="15"/>0 <text:s/>010 <text:s/>2 <text:s text:c="3"/></text:span></text:p>
            <text:p><text:span text:style-name="T4"><text:s text:c="21"/></text:span><text:span text:style-name="T4">1 101 = -3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-5 + (-2)</text:p>
          </draw:text-box>
        </draw:frame>
        <draw:frame draw:style-name="gr17" draw:text-style-name="P5" draw:layer="layout" svg:width="20.471cm" svg:height="6.551cm" svg:x="1.3cm" svg:y="6.5cm">
          <draw:text-box>
            <text:p><text:span text:style-name="T4">5 = 0 101 <text:s text:c="5"/>→ 1 010 <text:s text:c="21"/></text:span></text:p>
            <text:p><text:span text:style-name="T4">2 = 0 010 <text:s text:c="16"/>1</text:span></text:p>
            <text:p><text:span text:style-name="T4"><text:s text:c="23"/></text:span><text:span text:style-name="T4">----------</text:span></text:p>
            <text:p><text:span text:style-name="T4"><text:s text:c="25"/></text:span><text:span text:style-name="T4">1 011 = -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-5 + (-2)</text:p>
          </draw:text-box>
        </draw:frame>
        <draw:frame draw:style-name="gr18" draw:text-style-name="P5" draw:layer="layout" svg:width="24.818cm" svg:height="6.551cm" svg:x="1.3cm" svg:y="6.5cm">
          <draw:text-box>
            <text:p><text:span text:style-name="T4">5 = 0 101 <text:s text:c="5"/>→ 1 010 <text:s text:c="13"/>1 <text:s/>011 = -5 <text:s text:c="2"/></text:span></text:p>
            <text:p><text:span text:style-name="T4">3 = 0 011 <text:s text:c="16"/>1</text:span></text:p>
            <text:p><text:span text:style-name="T4"><text:s text:c="23"/></text:span><text:span text:style-name="T4">----------</text:span></text:p>
            <text:p><text:span text:style-name="T4"><text:s text:c="25"/></text:span><text:span text:style-name="T4">1 011 = -5</text:span></text:p>
          </draw:text-box>
        </draw:frame>
        <draw:line draw:style-name="gr15" draw:text-style-name="P4" draw:layer="layout" svg:x1="16.5cm" svg:y1="11.5cm" svg:x2="18.5cm" svg:y2="8.5cm">
          <text:p/>
        </draw:lin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-5 + (-2)</text:p>
          </draw:text-box>
        </draw:frame>
        <draw:frame draw:style-name="gr19" draw:text-style-name="P5" draw:layer="layout" svg:width="23.531cm" svg:height="8.126cm" svg:x="1.3cm" svg:y="6.5cm">
          <draw:text-box>
            <text:p><text:span text:style-name="T4">5 = 0 101 <text:s text:c="29"/>1 <text:s/>011 = -5 <text:s text:c="2"/></text:span></text:p>
            <text:p><text:span text:style-name="T4">2 = 0 010 <text:s/>→ 1 101 <text:s text:c="14"/>1 <text:s/>110 = -2</text:span></text:p>
            <text:p><text:span text:style-name="T4"><text:s text:c="27"/></text:span><text:span text:style-name="T4">1 <text:s text:c="14"/>---------</text:span></text:p>
            <text:p><text:span text:style-name="T4"><text:s text:c="20"/></text:span><text:span text:style-name="T4">--------</text:span></text:p>
            <text:p><text:span text:style-name="T4"><text:s text:c="21"/></text:span><text:span text:style-name="T4">1 110 = -2</text:span></text:p>
          </draw:text-box>
        </draw:frame>
        <draw:line draw:style-name="gr15" draw:text-style-name="P4" draw:layer="layout" svg:x1="15cm" svg:y1="12.5cm" svg:x2="17cm" svg:y2="9.5cm">
          <text:p/>
        </draw:lin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-5 + (-2)</text:p>
          </draw:text-box>
        </draw:frame>
        <draw:frame draw:style-name="gr20" draw:text-style-name="P5" draw:layer="layout" svg:width="23.531cm" svg:height="9.701cm" svg:x="1.5cm" svg:y="6.5cm">
          <draw:text-box>
            <text:p><text:span text:style-name="T4">5 = 0 101 <text:s text:c="29"/>1 <text:s/>011 = -5 <text:s text:c="2"/></text:span></text:p>
            <text:p><text:span text:style-name="T4">2 = 0 010 <text:s text:c="29"/>1 <text:s/>110 = -2</text:span></text:p>
            <text:p><text:span text:style-name="T4"><text:s text:c="44"/></text:span><text:span text:style-name="T4">---------</text:span></text:p>
            <text:p><text:span text:style-name="T4"><text:s text:c="45"/></text:span><text:span text:style-name="T4">1 <text:s/>001 = ?</text:span></text:p>
            <text:p><text:span text:style-name="T4"><text:s text:c="20"/></text:span></text:p>
            <text:p><text:span text:style-name="T4"><text:s text:c="21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-5 + (-2)</text:p>
          </draw:text-box>
        </draw:frame>
        <draw:frame draw:style-name="gr21" draw:text-style-name="P5" draw:layer="layout" svg:width="24.645cm" svg:height="14.426cm" svg:x="1.5cm" svg:y="6.5cm">
          <draw:text-box>
            <text:p><text:span text:style-name="T4">5 = 0 101 <text:s text:c="29"/>1 <text:s/>011 = -5 <text:s text:c="2"/></text:span></text:p>
            <text:p><text:span text:style-name="T4">2 = 0 010 <text:s text:c="29"/>1 <text:s/>110 = -2</text:span></text:p>
            <text:p><text:span text:style-name="T4"><text:s text:c="44"/></text:span><text:span text:style-name="T4">---------</text:span></text:p>
            <text:p><text:span text:style-name="T4"><text:s text:c="45"/></text:span><text:span text:style-name="T4">1 <text:s/>001 → 0110</text:span></text:p>
            <text:p><text:span text:style-name="T4"><text:s text:c="65"/></text:span><text:span text:style-name="T4">1</text:span></text:p>
            <text:p><text:span text:style-name="T4"><text:s text:c="60"/></text:span><text:span text:style-name="T4">------</text:span></text:p>
            <text:p><text:span text:style-name="T4"><text:s text:c="55"/></text:span><text:span text:style-name="T4">7=0 111</text:span></text:p>
            <text:p><text:span text:style-name="T4"><text:s text:c="23"/></text:span></text:p>
            <text:p><text:span text:style-name="T4"><text:s text:c="21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-5 + (-2)</text:p>
          </draw:text-box>
        </draw:frame>
        <draw:frame draw:style-name="gr22" draw:text-style-name="P5" draw:layer="layout" svg:width="24.759cm" svg:height="14.426cm" svg:x="1.5cm" svg:y="6.5cm">
          <draw:text-box>
            <text:p><text:span text:style-name="T4">5 = 0 101 <text:s text:c="29"/>1 <text:s/>011 = -5 <text:s text:c="2"/></text:span></text:p>
            <text:p><text:span text:style-name="T4">2 = 0 010 <text:s text:c="29"/>1 <text:s/>110 = -2</text:span></text:p>
            <text:p><text:span text:style-name="T4"><text:s text:c="44"/></text:span><text:span text:style-name="T4">---------</text:span></text:p>
            <text:p><text:span text:style-name="T4"><text:s text:c="39"/></text:span><text:span text:style-name="T4">-7= 1 <text:s/>001 → 0110</text:span></text:p>
            <text:p><text:span text:style-name="T4"><text:s text:c="65"/></text:span><text:span text:style-name="T4">1</text:span></text:p>
            <text:p><text:span text:style-name="T4"><text:s text:c="60"/></text:span><text:span text:style-name="T4">------</text:span></text:p>
            <text:p><text:span text:style-name="T4"><text:s text:c="55"/></text:span><text:span text:style-name="T4">7=0 111</text:span></text:p>
            <text:p><text:span text:style-name="T4"><text:s text:c="23"/></text:span></text:p>
            <text:p><text:span text:style-name="T4"><text:s text:c="21"/></text:span></text:p>
          </draw:text-box>
        </draw:frame>
        <draw:line draw:style-name="gr15" draw:text-style-name="P4" draw:layer="layout" svg:x1="20.5cm" svg:y1="16.5cm" svg:x2="16.5cm" svg:y2="13cm">
          <text:p/>
        </draw:lin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5+4</text:p>
          </draw:text-box>
        </draw:frame>
        <draw:frame draw:style-name="gr23" draw:text-style-name="P5" draw:layer="layout" svg:width="19.476cm" svg:height="11.276cm" svg:x="1.5cm" svg:y="6.5cm">
          <draw:text-box>
            <text:p><text:span text:style-name="T4">5 = 0 101 <text:s text:c="15"/></text:span></text:p>
            <text:p><text:span text:style-name="T4">4 = 0 100 <text:s text:c="20"/></text:span></text:p>
            <text:p><text:span text:style-name="T4"><text:s text:c="43"/></text:span></text:p>
            <text:p><text:span text:style-name="T4"><text:s text:c="38"/></text:span></text:p>
            <text:p><text:span text:style-name="T4"><text:s text:c="54"/></text:span></text:p>
            <text:p><text:span text:style-name="T4"><text:s text:c="23"/></text:span></text:p>
            <text:p><text:span text:style-name="T4"><text:s text:c="21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5+4</text:p>
          </draw:text-box>
        </draw:frame>
        <draw:frame draw:style-name="gr24" draw:text-style-name="P5" draw:layer="layout" svg:width="19.476cm" svg:height="12.851cm" svg:x="1.5cm" svg:y="6.5cm">
          <draw:text-box>
            <text:p><text:span text:style-name="T4">5 = 0 101 <text:s text:c="15"/></text:span></text:p>
            <text:p><text:span text:style-name="T4">4 = 0 100</text:span></text:p>
            <text:p><text:span text:style-name="T4"><text:s text:c="6"/></text:span><text:span text:style-name="T4">-------- <text:s text:c="20"/></text:span></text:p>
            <text:p><text:span text:style-name="T4"><text:s text:c="6"/></text:span><text:span text:style-name="T4">1 001 <text:s text:c="35"/></text:span></text:p>
            <text:p><text:span text:style-name="T4"><text:s text:c="38"/></text:span></text:p>
            <text:p><text:span text:style-name="T4"><text:s text:c="54"/></text:span></text:p>
            <text:p><text:span text:style-name="T4"><text:s text:c="23"/></text:span></text:p>
            <text:p><text:span text:style-name="T4"><text:s text:c="21"/>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5+4</text:p>
          </draw:text-box>
        </draw:frame>
        <draw:frame draw:style-name="gr24" draw:text-style-name="P5" draw:layer="layout" svg:width="19.476cm" svg:height="12.851cm" svg:x="1.5cm" svg:y="6.5cm">
          <draw:text-box>
            <text:p><text:span text:style-name="T4">5 = 0 101 <text:s text:c="15"/></text:span></text:p>
            <text:p><text:span text:style-name="T4">4 = 0 100</text:span></text:p>
            <text:p><text:span text:style-name="T4"><text:s text:c="6"/></text:span><text:span text:style-name="T4">-------- <text:s text:c="20"/></text:span></text:p>
            <text:p><text:span text:style-name="T4"><text:s text:c="6"/></text:span><text:span text:style-name="T4">1 001 <text:s text:c="35"/></text:span></text:p>
            <text:p><text:span text:style-name="T4"><text:s text:c="38"/></text:span></text:p>
            <text:p><text:span text:style-name="T4"><text:s text:c="54"/></text:span></text:p>
            <text:p><text:span text:style-name="T4"><text:s text:c="23"/></text:span></text:p>
            <text:p><text:span text:style-name="T4"><text:s text:c="21"/></text:span></text:p>
          </draw:text-box>
        </draw:frame>
        <draw:line draw:style-name="gr15" draw:text-style-name="P4" draw:layer="layout" svg:x1="7cm" svg:y1="16.5cm" svg:x2="4.5cm" svg:y2="13cm">
          <text:p/>
        </draw:line>
        <draw:frame draw:style-name="gr25" draw:text-style-name="P7" draw:layer="layout" svg:width="6.801cm" svg:height="1.038cm" svg:x="7.5cm" svg:y="16.5cm">
          <draw:text-box>
            <text:p>Bit de sinal Negativo !!</text:p>
          </draw:text-box>
        </draw:frame>
        <draw:frame draw:style-name="gr26" draw:text-style-name="P7" draw:layer="layout" svg:width="12.368cm" svg:height="1.038cm" svg:x="12cm" svg:y="13.5cm">
          <draw:text-box>
            <text:p>Overflow pois com 4 bits temos de -8 a +7</text:p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5+4</text:p>
          </draw:text-box>
        </draw:frame>
        <draw:frame draw:style-name="gr24" draw:text-style-name="P5" draw:layer="layout" svg:width="19.476cm" svg:height="12.851cm" svg:x="1.5cm" svg:y="6.5cm">
          <draw:text-box>
            <text:p><text:span text:style-name="T4">5 = 0 101 <text:s text:c="15"/></text:span></text:p>
            <text:p><text:span text:style-name="T4">4 = 0 100</text:span></text:p>
            <text:p><text:span text:style-name="T4"><text:s text:c="6"/></text:span><text:span text:style-name="T4">-------- <text:s text:c="20"/></text:span></text:p>
            <text:p><text:span text:style-name="T4"><text:s text:c="6"/></text:span><text:span text:style-name="T4">1 001 <text:s text:c="35"/></text:span></text:p>
            <text:p><text:span text:style-name="T4"><text:s text:c="38"/></text:span></text:p>
            <text:p><text:span text:style-name="T4"><text:s text:c="54"/></text:span></text:p>
            <text:p><text:span text:style-name="T4"><text:s text:c="23"/></text:span></text:p>
            <text:p><text:span text:style-name="T4"><text:s text:c="21"/></text:span></text:p>
          </draw:text-box>
        </draw:frame>
        <draw:frame draw:style-name="gr27" draw:text-style-name="P8" draw:layer="layout" svg:width="19.759cm" svg:height="5.163cm" svg:x="7.5cm" svg:y="14.101cm">
          <draw:text-box>
            <text:p><text:span text:style-name="T6">Como verificar que não é -7 = 1001 → 0110</text:span></text:p>
            <text:p><text:span text:style-name="T6"><text:s text:c="66"/></text:span><text:span text:style-name="T6">1</text:span></text:p>
            <text:p><text:span text:style-name="T6"><text:s text:c="60"/></text:span><text:span text:style-name="T6">-------</text:span></text:p>
            <text:p><text:span text:style-name="T6"><text:s text:c="60"/></text:span><text:span text:style-name="T6">0 111</text:span></text:p>
          </draw:text-box>
        </draw:frame>
        <draw:line draw:style-name="gr15" draw:text-style-name="P4" draw:layer="layout" svg:x1="7.5cm" svg:y1="12cm" svg:x2="21.5cm" svg:y2="14cm">
          <text:p/>
        </draw:line>
        <presentation:notes draw:style-name="dp2">
          <draw:page-thumbnail draw:style-name="gr1" draw:layer="layout" svg:width="14.848cm" svg:height="11.135cm" svg:x="3.075cm" svg:y="2.257cm" draw:page-number="19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Exemplo 5+4</text:p>
          </draw:text-box>
        </draw:frame>
        <draw:frame draw:style-name="gr24" draw:text-style-name="P5" draw:layer="layout" svg:width="19.476cm" svg:height="12.851cm" svg:x="1.5cm" svg:y="6.5cm">
          <draw:text-box>
            <text:p><text:span text:style-name="T4">5 = 0 101 <text:s text:c="15"/></text:span></text:p>
            <text:p><text:span text:style-name="T4">4 = 0 100</text:span></text:p>
            <text:p><text:span text:style-name="T4"><text:s text:c="6"/></text:span><text:span text:style-name="T4">-------- <text:s text:c="20"/></text:span></text:p>
            <text:p><text:span text:style-name="T4"><text:s text:c="6"/></text:span><text:span text:style-name="T4">1 001 <text:s text:c="35"/></text:span></text:p>
            <text:p><text:span text:style-name="T4"><text:s text:c="38"/></text:span></text:p>
            <text:p><text:span text:style-name="T4"><text:s text:c="54"/></text:span></text:p>
            <text:p><text:span text:style-name="T4"><text:s text:c="23"/></text:span></text:p>
            <text:p><text:span text:style-name="T4"><text:s text:c="21"/></text:span></text:p>
          </draw:text-box>
        </draw:frame>
        <draw:frame draw:style-name="gr28" draw:text-style-name="P8" draw:layer="layout" svg:width="16.597cm" svg:height="3.935cm" svg:x="7.5cm" svg:y="14.101cm">
          <draw:text-box>
            <text:p><text:span text:style-name="T6">Se somamos dois números positivos</text:span></text:p>
            <text:p><text:span text:style-name="T6">O resultado deve ser positivo</text:span></text:p>
            <text:p><text:span text:style-name="T6">Caso contrário ERRO de overflow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utros casos de Overflo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s + Pos = Pos senão overflow</text:p>
              </text:list-item>
              <text:list-item>
                <text:p>Pos + Neg = Pos ou Neg</text:p>
                <text:list>
                  <text:list-item>
                    <text:p>Pode gerar erro ?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1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utros casos de Overflow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Pos + Pos = Pos senão overflow</text:p>
              </text:list-item>
              <text:list-item>
                <text:p>Pos + Neg = Pos ou Neg</text:p>
                <text:list>
                  <text:list-item>
                    <text:p>Pode gerar erro ?</text:p>
                  </text:list-item>
                  <text:list-item>
                    <text:p>Maior +7, menor -8</text:p>
                  </text:list-item>
                  <text:list-item>
                    <text:p>S = 7 + (-8) = -1</text:p>
                  </text:list-item>
                  <text:list-item>
                    <text:p>S = 0 + (-8) = -8</text:p>
                  </text:list-item>
                  <text:list-item>
                    <text:p>S = 7 + (-1) = 6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Outros casos de Overflow</text:p>
          </draw:text-box>
        </draw:frame>
        <draw:frame presentation:style-name="pr5" draw:layer="layout" svg:width="25.199cm" svg:height="9.086cm" svg:x="1.4cm" svg:y="4.914cm" presentation:class="outline" presentation:user-transformed="true">
          <draw:text-box>
            <text:list text:style-name="L2">
              <text:list-item>
                <text:p>Pos + Pos = Pos senão overflow</text:p>
              </text:list-item>
              <text:list-item>
                <text:p>Pos + Neg = Pos ou Neg – OK</text:p>
              </text:list-item>
              <text:list-item>
                <text:p>Neg + Neg = Neg senão underflow</text:p>
              </text:list-item>
              <text:list-item>
                <text:p>Como detectar</text:p>
                <text:list>
                  <text:list-item>
                    <text:p>Olhar bit de sinal dos operandos e resultado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asos como tabela</text:p>
          </draw:text-box>
        </draw:frame>
        <draw:frame draw:style-name="standard" draw:layer="layout" svg:width="14.098cm" svg:height="9.43cm" svg:x="8.415cm" svg:y="7.2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Op 1</text:p>
              </table:table-cell>
              <table:table-cell>
                <text:p>Op 2</text:p>
              </table:table-cell>
              <table:table-cell>
                <text:p>res</text:p>
              </table:table-cell>
              <table:table-cell>
                <text:p>erro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0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0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0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1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1</text:p>
              </table:table-cell>
              <table:table-cell/>
              <table:table-cell/>
              <table:table-cell/>
            </table:table-row>
            <table:table-row table:style-name="ro1" table:default-cell-style-name="ce1">
              <table:table-cell>
                <text:p>1</text:p>
              </table:table-cell>
              <table:table-cell/>
              <table:table-cell/>
              <table:table-cell/>
            </table:table-row>
            <table:table-row table:style-name="ro2" table:default-cell-style-name="ce1">
              <table:table-cell>
                <text:p>1</text:p>
              </table:table-cell>
              <table:table-cell/>
              <table:table-cell/>
              <table:table-cell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asos como tabela</text:p>
          </draw:text-box>
        </draw:frame>
        <draw:frame draw:style-name="standard" draw:layer="layout" svg:width="14.098cm" svg:height="9.43cm" svg:x="8.415cm" svg:y="7.2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Op 1</text:p>
              </table:table-cell>
              <table:table-cell>
                <text:p>Op 2</text:p>
              </table:table-cell>
              <table:table-cell>
                <text:p>res</text:p>
              </table:table-cell>
              <table:table-cell>
                <text:p>erro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asos como tabela</text:p>
          </draw:text-box>
        </draw:frame>
        <draw:frame draw:style-name="standard" draw:layer="layout" svg:width="14.098cm" svg:height="9.43cm" svg:x="8.415cm" svg:y="7.2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Op 1</text:p>
              </table:table-cell>
              <table:table-cell>
                <text:p>Op 2</text:p>
              </table:table-cell>
              <table:table-cell>
                <text:p>res</text:p>
              </table:table-cell>
              <table:table-cell>
                <text:p>erro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/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/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/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/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asos como tabela</text:p>
          </draw:text-box>
        </draw:frame>
        <draw:frame draw:style-name="standard" draw:layer="layout" svg:width="14.098cm" svg:height="9.43cm" svg:x="8.415cm" svg:y="7.294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>Op 1</text:p>
              </table:table-cell>
              <table:table-cell>
                <text:p>Op 2</text:p>
              </table:table-cell>
              <table:table-cell>
                <text:p>res</text:p>
              </table:table-cell>
              <table:table-cell>
                <text:p>erro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0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0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  <table:table-row table:style-name="ro1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  <table:table-cell>
                <text:p>1</text:p>
              </table:table-cell>
            </table:table-row>
            <table:table-row table:style-name="ro2" table:default-cell-style-name="ce1">
              <table:table-cell>
                <text:p>1</text:p>
              </table:table-cell>
              <table:table-cell>
                <text:p>1</text:p>
              </table:table-cell>
              <table:table-cell>
                <text:p>1</text:p>
              </table:table-cell>
              <table:table-cell>
                <text:p>0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2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 presentation:presentation-page-layout-name="AL3T19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Usando 5 bits ? 5+4= ....</text:p>
          </draw:text-box>
        </draw:frame>
        <draw:frame draw:style-name="gr29" draw:text-style-name="P9" draw:layer="layout" svg:width="14.997cm" svg:height="8.687cm" svg:x="6cm" svg:y="6cm">
          <draw:text-box>
            <text:p><text:span text:style-name="T7">5 = 0 <text:s/>0101</text:span></text:p>
            <text:p><text:span text:style-name="T7">4 = 0 <text:s/>0100</text:span></text:p>
            <text:p><text:span text:style-name="T7"><text:s text:c="6"/></text:span><text:span text:style-name="T7">----------</text:span></text:p>
            <text:p><text:span text:style-name="T7"><text:s text:c="6"/></text:span><text:span text:style-name="T7">0 <text:s/>1001 <text:s/>= 9</text:span></text:p>
            <text:p><text:span text:style-name="T7"/></text:p>
            <text:p><text:span text:style-name="T7">Como 5 bits temos -16 a +15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2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Considerações Finais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Representação finita – overflow ou underflow</text:p>
              </text:list-item>
              <text:list-item>
                <text:p>Somar n bits pode gera n+1 bits</text:p>
              </text:list-item>
              <text:list-item>
                <text:p>Simetria do Complemento de dois</text:p>
              </text:list-item>
              <text:list-item>
                <text:p>Padrão usado nos computadores</text:p>
              </text:list-item>
              <text:list-item>
                <text:p>111111111..1111 = -1</text:p>
              </text:list-item>
              <text:list-item>
                <text:p>0000000...0001 = +1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29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 presentation:presentation-page-layout-name="AL3T19">
        <office:forms form:automatic-focus="false" form:apply-design-mode="false"/>
        <draw:frame presentation:style-name="pr1" draw:layer="layout" svg:width="25.199cm" svg:height="3.256cm" svg:x="1.4cm" svg:y="0.962cm" presentation:class="title">
          <draw:text-box>
            <text:p>Multiplicação</text:p>
          </draw:text-box>
        </draw:frame>
        <draw:frame draw:style-name="gr30" draw:text-style-name="P9" draw:layer="layout" svg:width="5.362cm" svg:height="6.375cm" svg:x="3.638cm" svg:y="7cm">
          <draw:text-box>
            <text:p><text:span text:style-name="T7">1 <text:s/>* <text:s/>0 = 0</text:span></text:p>
            <text:p><text:span text:style-name="T7">0 <text:s/>* <text:s/>0 = 0</text:span></text:p>
            <text:p><text:span text:style-name="T7"/></text:p>
            <text:p><text:span text:style-name="T7">X <text:s/>* 0 = 0</text:span></text:p>
          </draw:text-box>
        </draw:frame>
        <draw:frame draw:style-name="gr30" draw:text-style-name="P9" draw:layer="layout" svg:width="5.362cm" svg:height="6.375cm" svg:x="14.238cm" svg:y="7.001cm">
          <draw:text-box>
            <text:p><text:span text:style-name="T7">1 <text:s/>* <text:s/>1 = 1</text:span></text:p>
            <text:p><text:span text:style-name="T7">0 <text:s/>* <text:s/>1 = 0</text:span></text:p>
            <text:p><text:span text:style-name="T7"/></text:p>
            <text:p><text:span text:style-name="T7">X <text:s/>* 1 = X</text:span></text:p>
          </draw:text-box>
        </draw:frame>
        <presentation:notes draw:style-name="dp2">
          <draw:page-thumbnail draw:style-name="gr1" draw:layer="layout" svg:width="14.848cm" svg:height="11.135cm" svg:x="3.075cm" svg:y="2.257cm" draw:page-number="30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ltiplica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mas parciais</text:p>
              </text:list-item>
              <text:list-item>
                <text:p>Número de n bits pode gera números de 2n bits</text:p>
                <text:p/>
              </text:list-item>
            </text:list>
          </draw:text-box>
        </draw:frame>
        <draw:frame draw:style-name="gr31" draw:text-style-name="P7" draw:layer="layout" svg:width="10.645cm" svg:height="3.399cm" svg:x="5.5cm" svg:y="12cm">
          <draw:text-box>
            <text:p>Exemplo <text:s text:c="5"/>5 <text:s text:c="6"/>= <text:s text:c="10"/>0 <text:s/>1 <text:s/>0 <text:s/>1</text:p>
            <text:p><text:s text:c="20"/>4 <text:s text:c="6"/>= <text:s text:c="10"/>0 <text:s/>1 <text:s/>0 <text:s/>0</text:p>
            <text:p><text:s text:c="38"/>----------------</text:p>
            <text:p><text:s text:c="41"/></text:p>
          </draw:text-box>
        </draw:frame>
        <presentation:notes draw:style-name="dp2">
          <draw:page-thumbnail draw:style-name="gr1" draw:layer="layout" svg:width="14.848cm" svg:height="11.135cm" svg:x="3.075cm" svg:y="2.257cm" draw:page-number="31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ltiplica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mas parciais</text:p>
              </text:list-item>
              <text:list-item>
                <text:p>Número de n bits pode gera números de 2n bits</text:p>
                <text:p/>
              </text:list-item>
            </text:list>
          </draw:text-box>
        </draw:frame>
        <draw:frame draw:style-name="gr32" draw:text-style-name="P7" draw:layer="layout" svg:width="10.645cm" svg:height="6.547cm" svg:x="5.5cm" svg:y="12cm">
          <draw:text-box>
            <text:p>Exemplo <text:s text:c="5"/>5 <text:s text:c="6"/>= <text:s text:c="10"/>0 <text:s/>1 <text:s/>0 <text:s/>1</text:p>
            <text:p><text:s text:c="20"/>4 <text:s text:c="6"/>= <text:s text:c="10"/>0 <text:s/>1 <text:s/>0 <text:s/>0</text:p>
            <text:p><text:s text:c="38"/>----------------</text:p>
            <text:p><text:s text:c="41"/>0 <text:s text:c="2"/>0 <text:s/>0 <text:s/>0</text:p>
            <text:p><text:s text:c="37"/>0 <text:s/>0 <text:s/>0 <text:s text:c="2"/>0</text:p>
            <text:p><text:s text:c="32"/>0 <text:s text:c="2"/>1 <text:s/>0 <text:s/>1</text:p>
            <text:p><text:s text:c="27"/>0 <text:s text:c="2"/>0 <text:s text:c="2"/>0 <text:s/>0</text:p>
            <text:p><text:s text:c="25"/>----------------</text:p>
          </draw:text-box>
        </draw:frame>
        <presentation:notes draw:style-name="dp2">
          <draw:page-thumbnail draw:style-name="gr1" draw:layer="layout" svg:width="14.848cm" svg:height="11.135cm" svg:x="3.075cm" svg:y="2.257cm" draw:page-number="32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ltiplica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mas parciais</text:p>
              </text:list-item>
              <text:list-item>
                <text:p>Número de n bits pode gera números de 2n bits</text:p>
                <text:p/>
              </text:list-item>
            </text:list>
          </draw:text-box>
        </draw:frame>
        <draw:frame draw:style-name="gr33" draw:text-style-name="P7" draw:layer="layout" svg:width="14.371cm" svg:height="7.334cm" svg:x="5.5cm" svg:y="12cm">
          <draw:text-box>
            <text:p>Exemplo <text:s text:c="5"/>5 <text:s text:c="6"/>= <text:s text:c="10"/>0 <text:s/>1 <text:s/>0 <text:s/>1</text:p>
            <text:p><text:s text:c="20"/>4 <text:s text:c="6"/>= <text:s text:c="10"/>0 <text:s/>1 <text:s/>0 <text:s/>0</text:p>
            <text:p><text:s text:c="38"/>----------------</text:p>
            <text:p><text:s text:c="41"/>0 <text:s text:c="2"/>0 <text:s/>0 <text:s/>0</text:p>
            <text:p><text:s text:c="37"/>0 <text:s/>0 <text:s/>0 <text:s text:c="2"/>0</text:p>
            <text:p><text:s text:c="32"/>0 <text:s text:c="2"/>1 <text:s/>0 <text:s/>1</text:p>
            <text:p><text:s text:c="27"/>0 <text:s text:c="2"/>0 <text:s text:c="2"/>0 <text:s/>0</text:p>
            <text:p><text:s text:c="25"/>--------------------------</text:p>
            <text:p><text:s text:c="27"/>0 <text:s/>0 <text:s text:c="3"/>1 <text:s/>0 <text:s/>1 <text:s/>0 <text:s text:c="2"/>0 <text:s/>= <text:s/>16+4 = 20</text:p>
          </draw:text-box>
        </draw:frame>
        <presentation:notes draw:style-name="dp2">
          <draw:page-thumbnail draw:style-name="gr1" draw:layer="layout" svg:width="14.848cm" svg:height="11.135cm" svg:x="3.075cm" svg:y="2.257cm" draw:page-number="33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ltiplica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mas parciais</text:p>
              </text:list-item>
              <text:list-item>
                <text:p>Número de n bits pode gera números de 2n bits</text:p>
                <text:p/>
              </text:list-item>
            </text:list>
          </draw:text-box>
        </draw:frame>
        <draw:frame draw:style-name="gr34" draw:text-style-name="P7" draw:layer="layout" svg:width="10.662cm" svg:height="6.547cm" svg:x="5.5cm" svg:y="12cm">
          <draw:text-box>
            <text:p>Exemplo <text:s text:c="5"/>7 <text:s text:c="6"/>= <text:s text:c="7"/>1 <text:s text:c="2"/>1 <text:s/>1</text:p>
            <text:p><text:s text:c="20"/>7 <text:s text:c="6"/>= <text:s text:c="8"/>1 <text:s/>1 <text:s/>1 </text:p>
            <text:p><text:s text:c="38"/>----------------</text:p>
            <text:p><text:s text:c="39"/>1 <text:s text:c="2"/>1 <text:s/>1</text:p>
            <text:p><text:s text:c="35"/>1 <text:s/>1 <text:s text:c="2"/>1</text:p>
            <text:p><text:s text:c="30"/>1 <text:s text:c="2"/>1 <text:s/>1 </text:p>
            <text:p><text:s text:c="25"/>---------------------------</text:p>
            <text:p><text:s text:c="48"/>1</text:p>
          </draw:text-box>
        </draw:frame>
        <presentation:notes draw:style-name="dp2">
          <draw:page-thumbnail draw:style-name="gr1" draw:layer="layout" svg:width="14.848cm" svg:height="11.135cm" svg:x="3.075cm" svg:y="2.257cm" draw:page-number="34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ltiplica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mas parciais</text:p>
              </text:list-item>
              <text:list-item>
                <text:p>Número de n bits pode gera números de 2n bits</text:p>
                <text:p/>
              </text:list-item>
            </text:list>
          </draw:text-box>
        </draw:frame>
        <draw:frame draw:style-name="gr34" draw:text-style-name="P7" draw:layer="layout" svg:width="10.662cm" svg:height="6.547cm" svg:x="5.5cm" svg:y="12cm">
          <draw:text-box>
            <text:p>Exemplo <text:s text:c="5"/>7 <text:s text:c="6"/>= <text:s text:c="7"/>1 <text:s text:c="2"/>1 <text:s/>1</text:p>
            <text:p><text:s text:c="20"/>7 <text:s text:c="6"/>= <text:s text:c="8"/>1 <text:s/>1 <text:s/>1 </text:p>
            <text:p><text:s text:c="38"/>----------------</text:p>
            <text:p><text:s text:c="39"/>1 <text:s text:c="2"/>1 <text:s/>1</text:p>
            <text:p><text:s text:c="35"/>1 <text:s/>1 <text:s text:c="2"/>1</text:p>
            <text:p><text:s text:c="30"/>1 <text:s text:c="2"/>1 <text:s/>1 </text:p>
            <text:p><text:s text:c="25"/>---------------------------</text:p>
            <text:p><text:s text:c="44"/>0 <text:s/>1</text:p>
          </draw:text-box>
        </draw:frame>
        <presentation:notes draw:style-name="dp2">
          <draw:page-thumbnail draw:style-name="gr1" draw:layer="layout" svg:width="14.848cm" svg:height="11.135cm" svg:x="3.075cm" svg:y="2.257cm" draw:page-number="35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ltiplica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mas parciais</text:p>
              </text:list-item>
              <text:list-item>
                <text:p>Número de n bits pode gera números de 2n bits</text:p>
                <text:p/>
              </text:list-item>
            </text:list>
          </draw:text-box>
        </draw:frame>
        <draw:frame draw:style-name="gr34" draw:text-style-name="P7" draw:layer="layout" svg:width="10.662cm" svg:height="6.547cm" svg:x="5.5cm" svg:y="12cm">
          <draw:text-box>
            <text:p>Exemplo <text:s text:c="5"/>7 <text:s text:c="6"/>= <text:s text:c="7"/>1 <text:s text:c="2"/>1 <text:s/>1</text:p>
            <text:p><text:s text:c="20"/>7 <text:s text:c="6"/>= <text:s text:c="8"/>1 <text:s/>1 <text:s/>1 </text:p>
            <text:p><text:s text:c="38"/>----------------</text:p>
            <text:p><text:s text:c="39"/>1 <text:s text:c="2"/>1 <text:s/>1</text:p>
            <text:p><text:s text:c="35"/>1 <text:s/>1 <text:s text:c="2"/>1</text:p>
            <text:p><text:s text:c="30"/>1 <text:s text:c="2"/>1 <text:s/>1 </text:p>
            <text:p><text:s text:c="25"/>---------------------------</text:p>
            <text:p><text:s text:c="39"/>0 <text:s text:c="2"/>0 <text:s/>1</text:p>
          </draw:text-box>
        </draw:frame>
        <draw:frame draw:style-name="gr35" draw:text-style-name="P7" draw:layer="layout" svg:width="0.853cm" svg:height="1.825cm" svg:x="11.7cm" svg:y="13.5cm">
          <draw:text-box>
            <text:p>1</text:p>
            <text:p>1</text:p>
          </draw:text-box>
        </draw:frame>
        <presentation:notes draw:style-name="dp2">
          <draw:page-thumbnail draw:style-name="gr1" draw:layer="layout" svg:width="14.848cm" svg:height="11.135cm" svg:x="3.075cm" svg:y="2.257cm" draw:page-number="36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ltiplica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mas parciais</text:p>
              </text:list-item>
              <text:list-item>
                <text:p>Número de n bits pode gera números de 2n bits</text:p>
                <text:p/>
              </text:list-item>
            </text:list>
          </draw:text-box>
        </draw:frame>
        <draw:frame draw:style-name="gr34" draw:text-style-name="P7" draw:layer="layout" svg:width="10.662cm" svg:height="6.547cm" svg:x="5.5cm" svg:y="12cm">
          <draw:text-box>
            <text:p>Exemplo <text:s text:c="5"/>7 <text:s text:c="6"/>= <text:s text:c="7"/>1 <text:s text:c="2"/>1 <text:s/>1</text:p>
            <text:p><text:s text:c="20"/>7 <text:s text:c="6"/>= <text:s text:c="8"/>1 <text:s/>1 <text:s/>1 </text:p>
            <text:p><text:s text:c="38"/>----------------</text:p>
            <text:p><text:s text:c="39"/>1 <text:s text:c="2"/>1 <text:s/>1</text:p>
            <text:p><text:s text:c="35"/>1 <text:s/>1 <text:s text:c="2"/>1</text:p>
            <text:p><text:s text:c="30"/>1 <text:s text:c="2"/>1 <text:s/>1 </text:p>
            <text:p><text:s text:c="25"/>---------------------------</text:p>
            <text:p><text:s text:c="35"/>0 <text:s text:c="2"/>0 <text:s text:c="2"/>0 <text:s/>1</text:p>
          </draw:text-box>
        </draw:frame>
        <draw:frame draw:style-name="gr35" draw:text-style-name="P7" draw:layer="layout" svg:width="0.853cm" svg:height="1.825cm" svg:x="10.8cm" svg:y="13.5cm">
          <draw:text-box>
            <text:p>1</text:p>
            <text:p>1</text:p>
          </draw:text-box>
        </draw:frame>
        <presentation:notes draw:style-name="dp2">
          <draw:page-thumbnail draw:style-name="gr1" draw:layer="layout" svg:width="14.848cm" svg:height="11.135cm" svg:x="3.075cm" svg:y="2.257cm" draw:page-number="37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 presentation:presentation-page-layout-name="AL2T1">
        <office:forms form:automatic-focus="false" form:apply-design-mode="false"/>
        <draw:frame presentation:style-name="pr4" draw:layer="layout" svg:width="25.199cm" svg:height="3.507cm" svg:x="1.4cm" svg:y="0.837cm" presentation:class="title">
          <draw:text-box>
            <text:p>Multiplicação</text:p>
          </draw:text-box>
        </draw:frame>
        <draw:frame presentation:style-name="pr5" draw:layer="layout" svg:width="25.199cm" svg:height="13.859cm" svg:x="1.4cm" svg:y="4.914cm" presentation:class="outline">
          <draw:text-box>
            <text:list text:style-name="L2">
              <text:list-item>
                <text:p>Somas parciais</text:p>
              </text:list-item>
              <text:list-item>
                <text:p>Número de n bits pode gera números de 2n bits</text:p>
                <text:p/>
              </text:list-item>
            </text:list>
          </draw:text-box>
        </draw:frame>
        <draw:frame draw:style-name="gr36" draw:text-style-name="P7" draw:layer="layout" svg:width="14.561cm" svg:height="6.547cm" svg:x="5.5cm" svg:y="12cm">
          <draw:text-box>
            <text:p>Exemplo <text:s text:c="5"/>7 <text:s text:c="6"/>= <text:s text:c="7"/>1 <text:s text:c="2"/>1 <text:s/>1</text:p>
            <text:p><text:s text:c="20"/>7 <text:s text:c="6"/>= <text:s text:c="8"/>1 <text:s/>1 <text:s/>1 </text:p>
            <text:p><text:s text:c="38"/>----------------</text:p>
            <text:p><text:s text:c="39"/>1 <text:s text:c="2"/>1 <text:s/>1</text:p>
            <text:p><text:s text:c="35"/>1 <text:s/>1 <text:s text:c="2"/>1</text:p>
            <text:p><text:s text:c="30"/>1 <text:s text:c="2"/>1 <text:s/>1 </text:p>
            <text:p><text:s text:c="25"/>---------------------------</text:p>
            <text:p><text:s text:c="26"/>1 <text:s text:c="2"/>1 <text:s text:c="2"/>0 <text:s text:c="2"/>0 <text:s text:c="2"/>0 <text:s/>1 <text:s/>= 32+16+1 = 49</text:p>
          </draw:text-box>
        </draw:frame>
        <draw:frame draw:style-name="gr35" draw:text-style-name="P7" draw:layer="layout" svg:width="0.853cm" svg:height="1.825cm" svg:x="10.8cm" svg:y="13.5cm">
          <draw:text-box>
            <text:p>1</text:p>
            <text:p>1</text:p>
          </draw:text-box>
        </draw:frame>
        <presentation:notes draw:style-name="dp2">
          <draw:page-thumbnail draw:style-name="gr1" draw:layer="layout" svg:width="14.848cm" svg:height="11.135cm" svg:x="3.075cm" svg:y="2.257cm" draw:page-number="38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 presentation:presentation-page-layout-name="AL3T19">
        <office:forms form:automatic-focus="false" form:apply-design-mode="false"/>
        <draw:frame presentation:style-name="pr7" draw:text-style-name="P1" draw:layer="layout" svg:width="25.199cm" svg:height="17.685cm" svg:x="1.4cm" svg:y="0.962cm" presentation:class="subtitle">
          <draw:text-box>
            <text:p>Números reais ou Flutuante ?</text:p>
            <text:p>1,0110101 em binário</text:p>
            <text:p>Como converter ?</text:p>
            <text:p>Como representar ?</text:p>
            <text:p>Como somar ?</text:p>
          </draw:text-box>
        </draw:frame>
        <presentation:notes draw:style-name="dp2">
          <draw:page-thumbnail draw:style-name="gr1" draw:layer="layout" svg:width="14.848cm" svg:height="11.135cm" svg:x="3.075cm" svg:y="2.257cm" draw:page-number="39" presentation:class="page"/>
          <draw:frame presentation:style-name="pr6" draw:text-style-name="P1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1" svg:font-family="arial" style:font-family-generic="swiss"/>
    <style:font-face style:name="arial2" svg:font-family="arial" style:font-adornments="Regular" style:font-family-generic="swiss"/>
    <style:font-face style:name="Liberation Sans" svg:font-family="'Liberation Sans'" style:font-family-generic="roman" style:font-pitch="variable"/>
    <style:font-face style:name="Nimbus Roman No9 L" svg:font-family="'Nimbus Roman No9 L'" style:font-family-generic="roman" style:font-pitch="variable"/>
    <style:font-face style:name="Nimbus Sans L1" svg:font-family="'Nimbus Sans L'" style:font-family-generic="roman" style:font-pitch="variable"/>
    <style:font-face style:name="Noto Sans" svg:font-family="'Noto Sans'" style:font-family-generic="roman" style:font-pitch="variable"/>
    <style:font-face style:name="Nimbus Sans L" svg:font-family="'Nimbus Sans L'" style:font-family-generic="swiss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Nimbus Roman No9 L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18pt" style:font-style-asian="normal" style:font-weight-asian="normal" style:font-name-complex="DejaVu Sans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blue1" style:family="table-cell" style:parent-style-name="default">
      <loext:graphic-properties draw:fill="solid" draw:fill-color="#99ccff"/>
    </style:style>
    <style:style style:name="blue2" style:family="table-cell" style:parent-style-name="default">
      <loext:graphic-properties draw:fill="solid" draw:fill-color="#0099ff"/>
    </style:style>
    <style:style style:name="blue3" style:family="table-cell" style:parent-style-name="default">
      <loext:graphic-properties draw:fill="solid" draw:fill-color="#0066cc"/>
    </style:style>
    <table:table-template text:style-name="default" table:name="default">
      <table:first-row table:style-name="blue3"/>
      <table:last-row table:style-name="blue3"/>
      <table:first-column table:style-name="blue3"/>
      <table:last-column table:style-name="blue3"/>
      <table:body table:style-name="blue1"/>
      <table:odd-rows table:style-name="blue2"/>
      <table:odd-columns table:style-name="blue2"/>
    </table:table-templat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20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20pt" style:font-style-asian="normal" style:font-weight-asian="normal" style:font-name-complex="DejaVu Sans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32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32pt" style:font-style-asian="normal" style:font-weight-asian="normal" style:font-name-complex="DejaVu Sans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Nimbus Sans L1" fo:font-family="'Nimbus Sans L'" style:font-family-generic="roman" style:font-pitch="variable" fo:font-size="44pt" fo:font-style="normal" fo:text-shadow="none" style:text-underline-style="none" fo:font-weight="normal" style:letter-kerning="true" style:font-name-asian="DejaVu Sans" style:font-family-asian="'DejaVu Sans'" style:font-family-generic-asian="system" style:font-pitch-asian="variable" style:font-size-asian="44pt" style:font-style-asian="normal" style:font-weight-asian="normal" style:font-name-complex="DejaVu Sans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2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2cm" svg:height="1.484cm" svg:x="11.887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2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2cm" svg:height="1.484cm" svg:x="11.887cm" svg:y="28.215cm" presentation:class="page-number">
        <draw:text-box>
          <text:p text:style-name="MP3"><text:span text:style-name="MT1"><text:page-number>39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6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39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5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2cm" svg:height="1.484cm" svg:x="11.887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2cm" svg:height="1.484cm" svg:x="11.887cm" svg:y="28.215cm" presentation:class="page-number">
          <draw:text-box>
            <text:p text:style-name="MP3"><text:span text:style-name="MT1"><text:page-number>39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na Campos</meta:initial-creator>
    <meta:creation-date>2010-08-05T06:32:23</meta:creation-date>
    <meta:editing-duration>PT1H51M33S</meta:editing-duration>
    <meta:editing-cycles>44</meta:editing-cycles>
    <dc:date>2021-11-18T08:31:35.920666206</dc:date>
    <meta:generator>LibreOffice/6.4.7.2$Linux_X86_64 LibreOffice_project/40$Build-2</meta:generator>
    <meta:document-statistic meta:object-count="211"/>
  </office:meta>
</office:document-meta>
</file>